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B000002DFB705FF9B.png" manifest:media-type="image/png"/>
  <manifest:file-entry manifest:full-path="Pictures/10000000000001F4000001F4B6AFF0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635cm" svg:height="17.635cm" svg:x="0cm" svg:y="0.1cm">
          <draw:image xlink:href="Pictures/10000000000001F4000001F4B6AFF0B1.png" xlink:type="simple" xlink:show="embed" xlink:actuate="onLoad">
            <text:p/>
          </draw:image>
        </draw:frame>
        <draw:frame draw:style-name="gr1" draw:text-style-name="P1" draw:layer="layout" svg:width="13.208cm" svg:height="10.414cm" svg:x="1.978cm" svg:y="4.826cm">
          <draw:image xlink:href="Pictures/10000201000003BB000002DFB705FF9B.png" xlink:type="simple" xlink:show="embed" xlink:actuate="onLoad">
            <text:p/>
          </draw:image>
        </draw:frame>
        <draw:frame draw:style-name="gr2" draw:text-style-name="P2" draw:layer="layout" svg:width="2.794cm" svg:height="0.962cm" svg:x="5.588cm" svg:y="10.976cm">
          <draw:text-box>
            <text:p>24,589</text:p>
          </draw:text-box>
        </draw:frame>
        <draw:frame draw:style-name="gr2" draw:text-style-name="P2" draw:layer="layout" svg:width="2.794cm" svg:height="0.962cm" svg:x="5.588cm" svg:y="8.636cm">
          <draw:text-box>
            <text:p>63,550</text:p>
          </draw:text-box>
        </draw:frame>
        <draw:frame draw:style-name="gr2" draw:text-style-name="P2" draw:layer="layout" svg:width="2.794cm" svg:height="0.962cm" svg:x="2.286cm" svg:y="9.652cm">
          <draw:text-box>
            <text:p>39,830</text:p>
          </draw:text-box>
        </draw:frame>
        <draw:frame draw:style-name="gr3" draw:text-style-name="P2" draw:layer="layout" svg:width="2.794cm" svg:height="0.962cm" svg:x="10.158cm" svg:y="9.406cm">
          <draw:text-box>
            <text:p>194,818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6:37:28.179166192</meta:creation-date>
    <dc:date>2014-12-13T10:32:33.290342931</dc:date>
    <meta:editing-duration>P0D</meta:editing-duration>
    <meta:editing-cycles>2</meta:editing-cycles>
    <meta:generator>LibreOffice/4.2.6.3$Linux_X86_64 LibreOffice_project/420m0$Build-3</meta:generator>
    <meta:document-statistic meta:object-count="29"/>
  </office:meta>
</office:document-meta>
</file>